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2" style:display-name="P2" style:parent-style-name="Standard">
      <style:paragraph-properties fo:text-align="left"/>
      <style:text-properties fo:font-weight="normal"/>
    </style:style>
    <style:style style:family="paragraph" style:name="P3" style:display-name="P3" style:parent-style-name="Standard">
      <style:paragraph-properties fo:text-align="left" style:writing-mode="lr"/>
      <style:text-properties fo:font-weight="normal"/>
    </style:style>
    <style:style style:family="paragraph" style:name="P1" style:display-name="P1" style:parent-style-name="Standard">
      <style:paragraph-properties fo:text-align="center" fo:break-before="page"/>
      <style:text-properties fo:font-weight="bold"/>
    </style:style>
    <style:style style:family="section" style:name="Sect1" style:display-name="Sect1">
      <style:section-properties text:dont-balance-text-columns="true">
        <style:columns fo:column-count="1" fo:column-gap="0cm"/>
      </style:section-properties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GCC ARM 7.3 + GDB ARM 8.1</text:p>
        <text:p text:style-name="P2"><text:tab/>Vast set of ARM processors can be easily programmed with usage of GCC ARM tool. This tutorial is intended for Cortex M4F/armv7-m ( with float co-processor ). Minimal hardware requirement is Nucleo-F411RE board, with provided programmer.</text:p>
        <text:p text:style-name="P3">1) compile from sources some compiler for CM4F-based MCU’s. It will be based on newlib <text:s/>/ newlib-nano 2.1.0. Please do note, that you can set your own tool name instead default “arm-none-eabi”:<text:line-break/><text:tab/>#sudo aptitude install -y build-essential flex bison libgmp3-dev \</text:p>
        <text:p text:style-name="P3"><text:tab/>libncurses5-dev libmpc-dev autoconf texinfo libtool libftdi-dev libusb-1.0-0-dev \</text:p>
        <text:p text:style-name="P3"><text:tab/>zlib1g zlib1g-dev python-yaml openocd ncurses-dev build-essential git \</text:p>
        <text:p text:style-name="P3"><text:tab/>libgmp-dev libmpfr-dev libmpc-dev zlib1g-dev p7zip-full lxterminal srecord wmctrl</text:p>
        <text:p text:style-name="P3"><text:tab/>#7za x 00_nucleo.7z</text:p>
        <text:p text:style-name="P3"><text:tab/>#sudo ./00_empty/build_arm_tools.sh</text:p>
        <text:p text:style-name="P2">2) run provided trivial blink example:</text:p>
        <text:p text:style-name="P2"><text:tab/>#./00_empty/RUN_COMMANDS.sh<text:line-break/>3) consider learning processor capabilities with C programming language ( folder 00_doc ).</text:p>
        <text:p text:style-name="P2">4) C standard libs should be used with care, and on-going program benchmarks – for example: trivially implementable standard sprintf() uses 16kiB of Flash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Mono" svg:font-family="Liberation Mono"/>
    <style:font-face style:name="Liberation Serif" svg:font-family="Liberation Serif"/>
    <style:font-face style:name="arial" svg:font-family="arial"/>
  </office:font-face-decls>
  <office:styles>
    <style:default-style style:family="paragraph">
      <style:paragraph-properties style:tab-stop-distance="1.251cm"/>
    </style:default-style>
    <style:style style:family="text" style:name="Source-Text-text-text" style:display-name="Source Text_text_text" style:next-style-name="Source-Text-text-text">
      <style:text-properties style:font-name="Liberation Mono"/>
    </style:style>
    <style:style style:family="paragraph" style:name="Text-body" style:display-name="Text body" style:parent-style-name="Standard" style:next-style-name="Text-body">
      <style:paragraph-properties fo:line-height="115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762cm" fo:margin-left="2.54cm" fo:margin-right="0cm"/>
    </style:style>
    <style:style style:family="paragraph" style:name="Heading-2" style:display-name="Heading 2" style:parent-style-name="Heading" style:next-style-name="Text-body">
      <style:paragraph-properties fo:margin-top="0.353cm" fo:margin-bottom="0.212cm"/>
      <style:text-properties fo:font-size="16pt" fo:font-weight="bold"/>
    </style:style>
    <style:style style:family="paragraph" style:name="Normal" style:display-name="Normal">
      <style:paragraph-properties style:writing-mode="lr"/>
      <style:text-properties fo:color="#000000" style:font-name="Liberation Serif" fo:font-size="12pt" fo:language="none" fo:country="none"/>
    </style:style>
    <style:style style:family="paragraph" style:name="Heading" style:display-name="Heading" style:parent-style-name="Standard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762cm" fo:margin-left="1.27cm" fo:margin-right="0cm"/>
    </style:style>
    <style:style style:family="paragraph" style:name="Caption" style:display-name="Caption" style:parent-style-name="Standard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762cm" fo:margin-left="3.81cm" fo:margin-right="0cm"/>
    </style:style>
    <style:style style:family="paragraph" style:name="Contents-4" style:display-name="Contents 4" style:parent-style-name="Normal" style:next-style-name="Normal">
      <style:paragraph-properties fo:text-indent="-0.762cm" fo:margin-left="5.08cm" fo:margin-right="0cm"/>
    </style:style>
    <style:style style:family="paragraph" style:name="Standard" style:display-name="Standard" style:next-style-name="Standard">
      <style:text-properties style:font-name="arial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8-09-11T17:47:53.941259424</meta:creation-date>
    <dc:date>Thu Sep 27 22:39:11 2018
</dc:date>
  </office:meta>
</office:document-meta>
</file>